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bce" officeooo:paragraph-rsid="0004bbce"/>
    </style:style>
    <style:style style:name="P2" style:family="paragraph" style:parent-style-name="Standard">
      <style:paragraph-properties fo:text-align="start" style:justify-single-word="false"/>
      <style:text-properties officeooo:rsid="0004bbce" officeooo:paragraph-rsid="0004bbc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3-28-2024</text:p>
      <text:p text:style-name="P1"/>
      <text:p text:style-name="P1"/>
      <text:p text:style-name="P2">Destination Based Forwarding </text:p>
      <text:p text:style-name="P2">11001000 00010111 00010000 00000000</text:p>
      <text:p text:style-name="P2">1<text:span text:style-name="T1">st</text:span> Octic <text:s text:c="5"/>2<text:span text:style-name="T1">nd</text:span> Octic <text:tab/> 3<text:span text:style-name="T1">rd</text:span> Octic <text:s text:c="4"/>4<text:span text:style-name="T1">th</text:span> Octic </text:p>
      <text:p text:style-name="P2">Count these numbers in binary, we get something like this. </text:p>
      <text:p text:style-name="P2">232.1.43.2</text:p>
      <text:p text:style-name="P2"/>
      <text:p text:style-name="P2">We want to find the interface with the similar prefix </text:p>
      <text:p text:style-name="P2">TCAM -</text:p>
      <text:p text:style-name="P2">Ternary content addresssable memoris </text:p>
      <text:p text:style-name="P2">content addresable: present address to rcam: retrieve address in one clock cycle, regardless of table size.. </text:p>
      <text:p text:style-name="P2">TCAM looks up address to direct it faster when you are using the internet </text:p>
      <text:p text:style-name="P2">Activity 4_2 </text:p>
      <text:p text:style-name="P2">232.1.43.2 is only available to networks that networks that exist before it</text:p>
      <text:p text:style-name="P2"/>
      <text:p text:style-name="P2">Switching fabrics </text:p>
      <text:p text:style-name="P2">Transfer packet from input link to appropriate output link </text:p>
      <text:p text:style-name="P2">Switching rate: rate at which packets can be transferred from inputs to outputs. </text:p>
      <text:p text:style-name="P2"/>
      <text:p text:style-name="P2">Switch ports have different output speeds: </text:p>
      <text:p text:style-name="P2">port 1 moves at 10mbps, port 2 1mbps etc. </text:p>
      <text:p text:style-name="P2"/>
      <text:p text:style-name="P2">Switching via memory: </text:p>
      <text:p text:style-name="P2">first generation routers</text:p>
      <text:p text:style-name="P2">traditional computers with switching under direct control of cpu. </text:p>
      <text:p text:style-name="P2">Packet copied to systems memory </text:p>
      <text:p text:style-name="P2">speed limited to memory bandwidth (2 bus crossings per datagram</text:p>
      <text:p text:style-name="P2">32gbps bus, Cisco 5600: sufficient bus speed </text:p>
      <text:p text:style-name="P2"/>
      <text:p text:style-name="P2">3 types of busses</text:p>
      <text:p text:style-name="P2">control address data bus </text:p>
      <text:p text:style-name="P2">Switching via interconnection network </text:p>
      <text:p text:style-name="P2">Crossbar, Clos networks, other interconnection nets initially developd to connect processors in multiprocessor </text:p>
      <text:p text:style-name="P2">Multistage switch: nxn switch from multiple stages of smaller switches </text:p>
      <text:p text:style-name="P2">Priority Scheduling – who gets best performance, network net neutrality </text:p>
      <text:p text:style-name="P2">Output port queuing- buffering when arrival </text:p>
      <text:p text:style-name="P2">buffer management: </text:p>
      <text:p text:style-name="P2">drop: which packet to add, drop when buffers are all</text:p>
      <text:p text:style-name="P2">Tail Drop: Drop packets at the end of the buffer. </text:p>
      <text:p text:style-name="P2">Explicit congestion notification, or ECN, and RED, which means Random Early Detection. </text:p>
      <text:p text:style-name="P2">Packet Scheduling: FCFS (First come first serve) </text:p>
      <text:p text:style-name="P2">Packet scheduling: deciding which packet to send next on link. </text:p>
      <text:p text:style-name="P2">Priority Scheduling, some packets have a higher precedence to send than other packets. </text:p>
      <text:p text:style-name="P2">Time: 0 1 2 3 4 5 6 7 8 9</text:p>
      <text:p text:style-name="P2">Exec: 0 1 2 3 4 5 6 7 8 9</text:p>
      <text:p text:style-name="P2"/>
      <text:p text:style-name="P2">Round robin </text:p>
      <text:p text:style-name="P2">Packets get turns to enter the router</text:p>
      <text:p text:style-name="P2"><text:soft-page-break/>Weighter Round-Robin: 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2:13:56.889286511</meta:creation-date>
    <dc:date>2024-03-28T13:28:12.287542539</dc:date>
    <meta:editing-duration>PT1H14M16S</meta:editing-duration>
    <meta:editing-cycles>1</meta:editing-cycles>
    <meta:document-statistic meta:table-count="0" meta:image-count="0" meta:object-count="0" meta:page-count="2" meta:paragraph-count="43" meta:word-count="311" meta:character-count="1970" meta:non-whitespace-character-count="1659"/>
    <meta:generator>LibreOffice/7.6.4.1$Linux_X86_64 LibreOffice_project/60$Build-1</meta:generator>
  </office:meta>
</office:document-meta>
</file>